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2D41EDD11CB0EDA44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8.255cm" style:rel-column-width="32767*"/>
    </style:style>
    <style:style style:name="Tabela1.B" style:family="table-column">
      <style:table-column-properties style:column-width="8.25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2ef7c6" officeooo:paragraph-rsid="002ef7c6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90f56" officeooo:paragraph-rsid="00390f56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3fa47c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3fa47c" officeooo:paragraph-rsid="003fa47c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rsid="001812d2" officeooo:paragraph-rsid="001a0573"/>
    </style:style>
    <style:style style:name="P8" style:family="paragraph" style:parent-style-name="Standard">
      <style:paragraph-properties fo:text-align="justify" style:justify-single-word="false"/>
      <style:text-properties officeooo:rsid="001c2795" officeooo:paragraph-rsid="001d735b"/>
    </style:style>
    <style:style style:name="P9" style:family="paragraph" style:parent-style-name="Table_20_Contents"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10" style:family="paragraph" style:parent-style-name="Table_20_Contents">
      <style:text-properties style:font-name="Arial" fo:font-size="12pt" officeooo:rsid="00324f09" officeooo:paragraph-rsid="00324f09" style:font-size-asian="12pt" style:font-name-complex="Arial1" style:font-size-complex="12pt"/>
    </style:style>
    <style:style style:name="P11" style:family="paragraph" style:parent-style-name="Table_20_Contents">
      <style:text-properties style:font-name="Arial" fo:font-size="12pt" officeooo:rsid="0032d30f" officeooo:paragraph-rsid="0032d30f" style:font-size-asian="12pt" style:font-name-complex="Arial1" style:font-size-complex="12pt"/>
    </style:style>
    <style:style style:name="P12" style:family="paragraph" style:parent-style-name="Table_20_Contents">
      <style:text-properties style:font-name="Arial" fo:font-size="12pt" officeooo:rsid="003517d4" officeooo:paragraph-rsid="003517d4" style:font-size-asian="12pt" style:font-name-complex="Arial1" style:font-size-complex="12pt"/>
    </style:style>
    <style:style style:name="P13" style:family="paragraph" style:parent-style-name="Table_20_Contents">
      <style:text-properties style:font-name="Arial" fo:font-size="12pt" officeooo:rsid="00356390" officeooo:paragraph-rsid="00356390" style:font-size-asian="12pt" style:font-name-complex="Arial1" style:font-size-complex="12pt"/>
    </style:style>
    <style:style style:name="P14" style:family="paragraph" style:parent-style-name="Table_20_Contents">
      <style:text-properties style:font-name="Arial" fo:font-size="12pt" officeooo:rsid="00363410" officeooo:paragraph-rsid="00363410" style:font-size-asian="12pt" style:font-name-complex="Arial1" style:font-size-complex="12pt"/>
    </style:style>
    <style:style style:name="P15" style:family="paragraph" style:parent-style-name="Table_20_Contents">
      <style:text-properties style:font-name="Arial" fo:font-size="12pt" fo:font-weight="bold" officeooo:rsid="0030c154" officeooo:paragraph-rsid="0030c154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2pt" officeooo:rsid="003ac797" officeooo:paragraph-rsid="003ac797" style:font-size-asian="12pt" style:font-name-complex="Arial1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f6bf" style:font-size-asian="12pt" style:font-name-complex="Arial1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2pt" officeooo:rsid="003cf6bf" officeooo:paragraph-rsid="003cf6bf" style:font-size-asian="12pt" style:font-name-complex="Arial1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434ba4"/>
    </style:style>
    <style:style style:name="T1" style:family="text">
      <style:text-properties style:font-name="Arial" fo:font-size="12pt" officeooo:rsid="003ddae5" style:font-size-asian="12pt" style:font-name-complex="Arial1" style:font-size-complex="12pt"/>
    </style:style>
    <style:style style:name="T2" style:family="text">
      <style:text-properties style:font-name="Arial" fo:font-size="12pt" officeooo:rsid="003fa47c" style:font-size-asian="12pt" style:font-name-complex="Arial1" style:font-size-complex="12pt"/>
    </style:style>
    <style:style style:name="T3" style:family="text">
      <style:text-properties style:font-name="Arial" fo:font-size="12pt" style:text-underline-style="none" style:font-size-asian="12pt" style:font-name-complex="Arial1" style:font-size-complex="12pt"/>
    </style:style>
    <style:style style:name="T4" style:family="text">
      <style:text-properties style:font-name="Arial" fo:font-size="12pt" style:text-underline-style="none" officeooo:rsid="0020c293" style:font-size-asian="12pt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officeooo:rsid="003ddae5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officeooo:rsid="003fa47c" style:font-size-asian="12pt" style:font-weight-asian="bold" style:font-name-complex="Arial1" style:font-size-complex="12pt" style:font-weight-complex="bold"/>
    </style:style>
    <style:style style:name="T7" style:family="text">
      <style:text-properties officeooo:rsid="001812d2"/>
    </style:style>
    <style:style style:name="T8" style:family="text">
      <style:text-properties officeooo:rsid="0030c154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fa47c"/>
    </style:style>
    <style:style style:name="T11" style:family="text">
      <style:text-properties fo:color="#1b1d1f" style:text-outline="false" style:font-name="Arial" fo:font-size="12pt" fo:letter-spacing="normal" style:text-underline-style="solid" style:text-underline-width="auto" style:text-underline-color="font-color" officeooo:rsid="003ddae5" style:letter-kerning="false" style:font-size-asian="12pt" style:font-name-complex="Arial1" style:font-size-complex="12pt"/>
    </style:style>
    <style:style style:name="T12" style:family="text">
      <style:text-properties officeooo:rsid="00448d24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alling <text:span text:style-name="T7">W</text:span>indows tools for pdf2pdfocr</text:p>
      <text:p text:style-name="P1">Install software dependencies <text:span text:style-name="T8">according with your architecture.</text:span></text:p>
      <text:p text:style-name="P2">Script is tested with this versions (32/64 bits)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URL</text:p>
          </table:table-cell>
          <table:table-cell table:style-name="Tabela1.B1" office:value-type="string">
            <text:p text:style-name="P15">Installation files</text:p>
          </table:table-cell>
        </table:table-row>
        <table:table-row>
          <table:table-cell table:style-name="Tabela1.A2" office:value-type="string">
            <text:p text:style-name="P9"><text:a xlink:type="simple" xlink:href="http://gnuwin32.sourceforge.net/packages/file.htm" text:style-name="Internet_20_link" text:visited-style-name="Visited_20_Internet_20_Link">http://gnuwin32.sourceforge.net/packages/file.htm</text:a></text:p>
          </table:table-cell>
          <table:table-cell table:style-name="Tabela1.B2" office:value-type="string">
            <text:p text:style-name="P9">file-5.03-setup.exe (only 32 bit)</text:p>
          </table:table-cell>
        </table:table-row>
        <table:table-row>
          <table:table-cell table:style-name="Tabela1.A2" office:value-type="string">
            <text:p text:style-name="P9"><text:a xlink:type="simple" xlink:href="http://ghostscript.com/download/gsdnld.html" text:style-name="Internet_20_link" text:visited-style-name="Visited_20_Internet_20_Link">http://ghostscript.com/download/gsdnld.html</text:a></text:p>
          </table:table-cell>
          <table:table-cell table:style-name="Tabela1.B2" office:value-type="string">
            <text:p text:style-name="P9">gs920w32.exe</text:p>
            <text:p text:style-name="P9">gs920w64.exe</text:p>
          </table:table-cell>
        </table:table-row>
        <table:table-row>
          <table:table-cell table:style-name="Tabela1.A2" office:value-type="string">
            <text:p text:style-name="P10"><text:a xlink:type="simple" xlink:href="http://www.imagemagick.org/script/binary-releases.php" text:style-name="Internet_20_link" text:visited-style-name="Visited_20_Internet_20_Link">http://www.imagemagick.org/script/binary-releases.php</text:a></text:p>
          </table:table-cell>
          <table:table-cell table:style-name="Tabela1.B2" office:value-type="string">
            <text:p text:style-name="P10">ImageMagick-7.0.3-7-Q16-x64-dll.exe </text:p>
            <text:p text:style-name="P10">ImageMagick-7.0.3-7-Q16-x86-dll.exe</text:p>
          </table:table-cell>
        </table:table-row>
        <table:table-row>
          <table:table-cell table:style-name="Tabela1.A2" office:value-type="string">
            <text:p text:style-name="P11"><text:a xlink:type="simple" xlink:href="https://www.pdflabs.com/tools/pdftk-server/" text:style-name="Internet_20_link" text:visited-style-name="Visited_20_Internet_20_Link">https://www.pdflabs.com/tools/pdftk-server/</text:a></text:p>
          </table:table-cell>
          <table:table-cell table:style-name="Tabela1.B2" office:value-type="string">
            <text:p text:style-name="P11">pdftk_server-2.02-win-setup.exe (only 32 bit)</text:p>
          </table:table-cell>
        </table:table-row>
        <table:table-row>
          <table:table-cell table:style-name="Tabela1.A2" office:value-type="string">
            <text:p text:style-name="P12"><text:a xlink:type="simple" xlink:href="https://github.com/UB-Mannheim/tesseract/wiki" text:style-name="Internet_20_link" text:visited-style-name="Visited_20_Internet_20_Link">https://github.com/UB-Mannheim/tesseract/wiki</text:a></text:p>
          </table:table-cell>
          <table:table-cell table:style-name="Tabela1.B2" office:value-type="string">
            <text:p text:style-name="P13">tesseract-ocr-setup-3.05.00dev-487-g216ba3b.exe (only 32 bit)</text:p>
          </table:table-cell>
        </table:table-row>
        <table:table-row>
          <table:table-cell table:style-name="Tabela1.A2" office:value-type="string">
            <text:p text:style-name="P14"><text:a xlink:type="simple" xlink:href="https://www.python.org/downloads/windows/" text:style-name="Internet_20_link" text:visited-style-name="Visited_20_Internet_20_Link">https://www.python.org/downloads/windows/</text:a></text:p>
          </table:table-cell>
          <table:table-cell table:style-name="Tabela1.B2" office:value-type="string">
            <text:p text:style-name="P14">python-3.4.4.amd64.msi </text:p>
            <text:p text:style-name="P14">python-3.4.4.msi</text:p>
          </table:table-cell>
        </table:table-row>
      </table:table>
      <text:p text:style-name="P3">Caveats, <text:span text:style-name="T9">please read carefully</text:span>:</text:p>
      <text:list xml:id="list4924797290694147416" text:style-name="L1">
        <text:list-item>
          <text:p text:style-name="P17">Add tools to system path when installation software offer this option.</text:p>
        </text:list-item>
        <text:list-item>
          <text:p text:style-name="P18">You have to manually add to path: file <text:span text:style-name="T12">and </text:span>ghostscript (lib). In my installation…</text:p>
        </text:list-item>
        <text:list-item>
          <text:p text:style-name="P19"><draw:frame draw:style-name="fr1" draw:name="Figura2" text:anchor-type="paragraph" svg:width="5.634cm" svg:height="1.191cm" draw:z-index="0"><draw:image xlink:href="Pictures/10000201000000D50000002D41EDD11CB0EDA448.png" xlink:type="simple" xlink:show="embed" xlink:actuate="onLoad"/></draw:frame>ImageMagick must be installed with “legacy” command line programs.</text:p>
        </text:list-item>
        <text:list-item>
          <text:p text:style-name="P20">Tesseract must be installed with all languages you want to OCR. Default is only English.</text:p>
        </text:list-item>
        <text:list-item>
          <text:p text:style-name="P21"><text:soft-page-break/><text:span text:style-name="T1">After install python 3.4.4, open command prompt and run: “</text:span><text:span text:style-name="T11">easy_install -U pip</text:span><text:span text:style-name="T1">” followed by “</text:span><text:span text:style-name="T5">pip install reportlab pypdf2</text:span><text:span text:style-name="T1">”. These are required libraries. Make sure </text:span><text:span text:style-name="T6">python3 is in also the system path</text:span><text:span text:style-name="T2">.</text:span></text:p>
        </text:list-item>
      </text:list>
      <text:p text:style-name="P7"/>
      <text:p text:style-name="P4"><text:span text:style-name="T10">Download</text:span> PDF2PDFOCR <text:span text:style-name="T10">from Github:</text:span></text:p>
      <text:p text:style-name="P4"><text:a xlink:type="simple" xlink:href="https://github.com/LeoFCardoso/pdf2pdfocr/archive/master.zip" text:style-name="Internet_20_link" text:visited-style-name="Visited_20_Internet_20_Link"><text:span text:style-name="T10">https://github.com/LeoFCardoso/pdf2pdfocr/archive/master.zip</text:span></text:a></text:p>
      <text:p text:style-name="P6">Extract all files to “<text:span text:style-name="T9">%USERPROFILE%\pdf2pdfocr</text:span>”</text:p>
      <text:p text:style-name="P6">Move “<text:span text:style-name="T9">%USERPROFILE%\pdf2pdfocr\pdf2pdfocr.vbs</text:span>” to “<text:span text:style-name="T9">shell:sendto</text:span>” folder (use windows explorer)</text:p>
      <text:p text:style-name="P5"/>
      <text:p text:style-name="P8"><text:span text:style-name="T3">Select one or more supported files and choose “Send to/pdf2pdfocr.</text:span><text:span text:style-name="T4">vbs</text:span><text:span text:style-name="T3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68</meta:editing-cycles>
    <meta:creation-date>2015-12-20T00:04:00</meta:creation-date>
    <dc:date>2016-11-28T09:36:41.279813000</dc:date>
    <meta:editing-duration>PT2H46M40S</meta:editing-duration>
    <meta:generator>LibreOffice/5.1.4.2$MacOSX_X86_64 LibreOffice_project/f99d75f39f1c57ebdd7ffc5f42867c12031db97a</meta:generator>
    <meta:document-statistic meta:table-count="1" meta:image-count="1" meta:object-count="0" meta:page-count="2" meta:paragraph-count="31" meta:word-count="164" meta:character-count="1562" meta:non-whitespace-character-count="1432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